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mplex="Calibri"/>
    </style:style>
    <style:style style:name="P2" style:family="paragraph" style:parent-style-name="Standard">
      <style:paragraph-properties fo:text-align="justify" style:justify-single-word="false"/>
      <style:text-properties fo:color="#5983b0" style:font-name-complex="Calibri"/>
    </style:style>
    <style:style style:name="P3" style:family="paragraph" style:parent-style-name="Standard" style:master-page-name="Standard">
      <style:paragraph-properties fo:text-align="justify" style:justify-single-word="false" style:page-number="auto"/>
      <style:text-properties fo:color="#000000" style:font-name-complex="Calibri"/>
    </style:style>
    <style:style style:name="P4" style:family="paragraph" style:parent-style-name="Standard">
      <style:paragraph-properties fo:text-align="justify" style:justify-single-word="false"/>
    </style:style>
    <style:style style:name="T1" style:family="text">
      <style:text-properties fo:color="#000000" style:font-name-complex="Calibri"/>
    </style:style>
    <style:style style:name="T2" style:family="text">
      <style:text-properties fo:color="#000000" officeooo:rsid="000a07d7" style:font-name-complex="Calibri"/>
    </style:style>
    <style:style style:name="T3" style:family="text">
      <style:text-properties fo:color="#000000" style:font-name="Calibri" fo:font-size="11pt" fo:language="en" fo:country="US" officeooo:rsid="000a07d7" style:font-name-asian="Calibri" style:font-size-asian="11pt" style:language-asian="zh" style:country-asian="CN" style:font-name-complex="Calibri" style:font-size-complex="11pt" style:language-complex="ar" style:country-complex="SA"/>
    </style:style>
    <style:style style:name="T4" style:family="text">
      <style:text-properties officeooo:rsid="000a07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 appreciate the time and effort that the reviewers have dedicated to providing valuable feedback on our manuscript. We would like to thank the reviewers for constructive comments which helped us to improve the manuscript. We have been able to incorporate changes to reflect most of the suggestions provided by the reviewers. We have highlighted the changes in a separate differential pdf document. The additional text is in the blueprint. The removed text is in red and strikethrough (Except for the Title, Abstract and Key Words, where a yellow highlighter marked the changes) </text:p>
      <text:p text:style-name="P1">Here is a point-by-point response to the reviewers’ comments and concerns.</text:p>
      <text:p text:style-name="P1">Reviewer 1</text:p>
      <text:p text:style-name="P1">•<text:tab/>However in my opinion the real images of sample failure shown in Fig. 5a do not correspond to <text:s/>the numerical model mesh (see Fig. 5b). Please comment why such a disbond area was fixed for the future calculations? </text:p>
      <text:p text:style-name="P4"><text:span text:style-name="T1">Response: <text:s/>We agree with the reviewer that the model does not precisely match the actual damage because the mesh cells were removed from the damaged area. We decided on this solution because the cells are distorted during core separation, so the model with node separation alone is insufficient. A more accurate damage model may be a subject for future research. We </text:span><text:span text:style-name="T3">clarified</text:span><text:span text:style-name="T1"> the model description in the manuscript as follows:</text:span></text:p>
      <text:p text:style-name="P2">Because the cells in the damaged area become distorted during core separation Fig. 5(a), the damage was modeled by removing the core elements in the disbond area, as is shown in Fig. 5(b).</text:p>
      <text:p text:style-name="P1"/>
      <text:p text:style-name="P1">We look forward to hearing from you regarding our submission and responding to any further questions and comments you may have.</text:p>
      <text:p text:style-name="P1">Sincerely,</text:p>
      <text:p text:style-name="P1">Piotr Fibore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Default" style:family="paragraph">
      <style:paragraph-properties fo:orphans="2" fo:widows="2" fo:hyphenation-ladder-count="no-limit" style:text-autospace="none" style:writing-mode="lr-tb"/>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loext:hyphenation-no-caps="false"/>
    </style:style>
    <style:style style:name="Domyślna_20_czcionka_20_akapitu" style:display-name="Domyślna czcionka akapitu"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olyn Labes</meta:initial-creator>
    <meta:creation-date>2020-04-20T10:16:00</meta:creation-date>
    <dc:date>2021-11-17T10:21:53.411797225</dc:date>
    <meta:editing-cycles>6</meta:editing-cycles>
    <meta:editing-duration>PT12M19S</meta:editing-duration>
    <meta:print-date>1995-11-21T17:41:00</meta:print-date>
    <meta:generator>LibreOffice/6.4.6.2$Linux_X86_64 LibreOffice_project/40$Build-2</meta:generator>
    <meta:document-statistic meta:table-count="0" meta:image-count="0" meta:object-count="0" meta:page-count="1" meta:paragraph-count="9" meta:word-count="272" meta:character-count="1644" meta:non-whitespace-character-count="1377"/>
    <meta:user-defined meta:name="__Grammarly_42___1">__Grammarly_42___1</meta:user-defined>
    <meta:user-defined meta:name="__Grammarly_42____i">__Grammarly_42____i</meta:user-defined>
  </office:meta>
</office:document-meta>
</file>